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erenika1" svg:font-family="Berenika" style:font-family-generic="roman"/>
    <style:font-face style:name="DejaVu Sans" svg:font-family="'DejaVu Sans'" style:font-family-generic="roman"/>
    <style:font-face style:name="Garamond" svg:font-family="Garamond" style:font-family-generic="roman"/>
    <style:font-face style:name="FreeSans1" svg:font-family="FreeSans" style:font-family-generic="swiss"/>
    <style:font-face style:name="Anavio" svg:font-family="Anavio" style:font-pitch="variable"/>
    <style:font-face style:name="Berenika" svg:font-family="Berenika" style:font-pitch="variable"/>
    <style:font-face style:name="Black Rose" svg:font-family="'Black Rose'" style:font-pitch="variable"/>
    <style:font-face style:name="EB Garamond 08 SC" svg:font-family="'EB Garamond 08 SC'" style:font-pitch="variable"/>
    <style:font-face style:name="Gentium Book Basic" svg:font-family="'Gentium Book Basic'" style:font-pitch="variable"/>
    <style:font-face style:name="JARDOTTY" svg:font-family="JARDOTTY" style:font-pitch="variable"/>
    <style:font-face style:name="Klaudia" svg:font-family="Klaudia" style:font-pitch="variable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.106cm" fo:margin-bottom="0.106cm" loext:contextual-spacing="false"/>
      <style:text-properties style:font-name="Linux Libertine O" fo:font-size="14pt" officeooo:paragraph-rsid="0018291f" style:font-size-asian="14pt" style:font-size-complex="14pt"/>
    </style:style>
    <style:style style:name="P2" style:family="paragraph" style:parent-style-name="Text_20_body">
      <style:paragraph-properties fo:margin-top="0.106cm" fo:margin-bottom="0.106cm" loext:contextual-spacing="false"/>
      <style:text-properties style:font-name="Linux Libertine O" fo:font-size="14pt" officeooo:paragraph-rsid="00182ae8" style:font-size-asian="14pt" style:font-size-complex="14pt"/>
    </style:style>
    <style:style style:name="P3" style:family="paragraph" style:parent-style-name="Text_20_body">
      <style:paragraph-properties fo:margin-top="0.106cm" fo:margin-bottom="0.106cm" loext:contextual-spacing="false" fo:break-before="page"/>
      <style:text-properties style:font-name="Linux Libertine O" fo:font-size="14pt" officeooo:paragraph-rsid="0018291f" style:font-size-asian="14pt" style:font-size-complex="14pt"/>
    </style:style>
    <style:style style:name="P4" style:family="paragraph" style:parent-style-name="Standard">
      <style:paragraph-properties fo:margin-top="0.106cm" fo:margin-bottom="0.106cm" loext:contextual-spacing="false" style:line-height-at-least="0.353cm" text:number-lines="true" text:line-number="0"/>
      <style:text-properties fo:font-variant="normal" fo:text-transform="none" style:use-window-font-color="true" style:text-line-through-style="none" style:text-line-through-type="none" style:text-position="0% 100%" style:font-name="Linux Libertine O" fo:font-size="14pt" fo:letter-spacing="normal" fo:language="en" fo:country="AU" fo:font-style="normal" style:text-underline-style="none" fo:font-weight="normal" officeooo:paragraph-rsid="0018291f" style:letter-kerning="true" fo:background-color="transparent" style:font-name-asian="Berenika1" style:font-size-asian="14pt" style:language-asian="zh" style:country-asian="CN" style:font-style-asian="normal" style:font-weight-asian="normal" style:font-name-complex="Berenika1" style:font-size-complex="14pt" style:language-complex="hi" style:country-complex="IN" style:font-style-complex="normal" style:font-weight-complex="normal" style:text-scale="100%" text:display="true"/>
    </style:style>
    <style:style style:name="P5" style:family="paragraph" style:parent-style-name="Text_20_body" style:list-style-name="L1">
      <style:paragraph-properties fo:margin-top="0.106cm" fo:margin-bottom="0.106cm" loext:contextual-spacing="false"/>
      <style:text-properties style:font-name="Linux Libertine O" fo:font-size="14pt" officeooo:paragraph-rsid="00182ae8" style:font-size-asian="14pt" style:font-size-complex="14pt"/>
    </style:style>
    <style:style style:name="P6" style:family="paragraph" style:parent-style-name="Text_20_body">
      <style:paragraph-properties fo:margin-top="0.106cm" fo:margin-bottom="0.106cm" loext:contextual-spacing="false"/>
      <style:text-properties style:font-name="Linux Libertine O" fo:font-size="14pt" officeooo:paragraph-rsid="0018291f" style:font-size-asian="14pt" style:font-size-complex="14pt"/>
    </style:style>
    <style:style style:name="T1" style:family="text">
      <style:text-properties fo:font-variant="normal" fo:text-transform="none" style:use-window-font-color="true" style:text-line-through-style="none" style:text-line-through-type="none" style:text-position="0% 100%" fo:font-size="22pt" fo:letter-spacing="normal" fo:language="en" fo:country="AU" fo:font-style="normal" style:text-underline-style="none" fo:font-weight="normal" style:letter-kerning="true" fo:background-color="transparent" loext:char-shading-value="0" style:font-name-asian="DejaVu Sans" style:font-size-asian="22pt" style:language-asian="zh" style:country-asian="CN" style:font-style-asian="normal" style:font-weight-asian="normal" style:font-name-complex="Garamond" style:font-size-complex="22pt" style:language-complex="hi" style:country-complex="IN" style:font-style-complex="normal" style:font-weight-complex="normal" style:text-scale="100%" text:display="true"/>
    </style:style>
    <style:style style:name="T2" style:family="text">
      <style:text-properties fo:font-variant="normal" fo:text-transform="none" style:use-window-font-color="true" style:text-line-through-style="none" style:text-line-through-type="none" style:text-position="0% 100%" fo:font-size="22pt" fo:letter-spacing="normal" fo:language="en" fo:country="AU" fo:font-style="normal" style:text-underline-style="none" fo:font-weight="normal" officeooo:rsid="0018291f" style:letter-kerning="true" fo:background-color="transparent" loext:char-shading-value="0" style:font-name-asian="DejaVu Sans" style:font-size-asian="22pt" style:language-asian="zh" style:country-asian="CN" style:font-style-asian="normal" style:font-weight-asian="normal" style:font-name-complex="Garamond" style:font-size-complex="22pt" style:language-complex="hi" style:country-complex="IN" style:font-style-complex="normal" style:font-weight-complex="normal" style:text-scale="100%" text:display="true"/>
    </style:style>
    <style:style style:name="T3" style:family="text">
      <style:text-properties fo:font-size="22pt" style:font-size-asian="22pt" style:font-name-complex="Garamond" style:font-size-complex="22pt"/>
    </style:style>
    <style:style style:name="T4" style:family="text">
      <style:text-properties fo:font-size="22pt" officeooo:rsid="0017df7c" style:font-size-asian="22pt" style:font-name-complex="Garamond" style:font-size-complex="22pt"/>
    </style:style>
    <style:style style:name="T5" style:family="text">
      <style:text-properties style:font-name="JARDOTTY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9ddf5" style:font-weight-asian="bold" style:font-weight-complex="bold"/>
    </style:style>
    <style:style style:name="T8" style:family="text">
      <style:text-properties fo:font-weight="bold" officeooo:rsid="001a5fae" style:font-weight-asian="bold" style:font-weight-complex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18291f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19ddf5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1a5fae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none" fo:font-weight="bold" officeooo:rsid="0019ddf5" style:font-style-asian="italic" style:font-weight-asian="bold" style:font-style-complex="italic" style:font-weight-complex="bold"/>
    </style:style>
    <style:style style:name="T14" style:family="text">
      <style:text-properties officeooo:rsid="0019ddf5"/>
    </style:style>
    <style:style style:name="T15" style:family="text">
      <style:text-properties officeooo:rsid="001a5fa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ame:</text:p>
      <text:p text:style-name="P1"><text:span text:style-name="T3">Chapter XXX</text:span><text:span text:style-name="T4">X</text:span><text:span text:style-name="T1"> – </text:span><text:span text:style-name="T2">Gifts of the Holy Ghost</text:span></text:p>
      <text:p text:style-name="P1">1. The Gifts of the Holy Ghost are (<text:span text:style-name="T5">permanent</text:span>) (<text:span text:style-name="T5">passing</text:span>) helps.</text:p>
      <text:p text:style-name="P2">2. There are <text:s/>_ _ _ _ _ _ _ <text:s/>of them, and their names are</text:p>
      <text:list xml:id="list8485962617685844887" text:style-name="L1">
        <text:list-item>
          <text:p text:style-name="P5">_ _ _ _ _ _ _ <text:s text:c="2"/></text:p>
        </text:list-item>
        <text:list-item>
          <text:p text:style-name="P5">_ _ _ _ _ _ _ <text:s text:c="2"/></text:p>
        </text:list-item>
        <text:list-item>
          <text:p text:style-name="P5">_ _ _ _ _ _ _ <text:s text:c="2"/></text:p>
        </text:list-item>
        <text:list-item>
          <text:p text:style-name="P5">_ _ _ _ _ _ _ <text:s text:c="2"/></text:p>
        </text:list-item>
        <text:list-item>
          <text:p text:style-name="P5">_ _ _ _ _ _ _ <text:s text:c="2"/></text:p>
        </text:list-item>
        <text:list-item>
          <text:p text:style-name="P5">_ _ _ _ _ _ _ <text:s/></text:p>
        </text:list-item>
        <text:list-item>
          <text:p text:style-name="P5">and <text:s/>_ _ _ _ _ _ _ .</text:p>
        </text:list-item>
      </text:list>
      <text:p text:style-name="P1">3. They are found in our (<text:span text:style-name="T5">soul</text:span>) (<text:span text:style-name="T5">spiritual faculties</text:span>).</text:p>
      <text:p text:style-name="P1">4. They come with <text:s/>_ _ _ _ _ _ _ .</text:p>
      <text:p text:style-name="P1">5. They are increased by the Sacrament of <text:s/>_ _ _ _ _ _ _ ; and by any increase in the intensity of our <text:s/>_ _ _ _ _ _ _ .</text:p>
      <text:p text:style-name="P1">6. They are lost by <text:s/>_ _ _ _ _ _ _ .</text:p>
      <text:p text:style-name="P1">7. They function in a (<text:span text:style-name="T5">human</text:span>) (<text:span text:style-name="T5">divine</text:span>) way.</text:p>
      <text:p text:style-name="P1">8. They make us exquisitely <text:s/>_ _ _ _ _ _ _ <text:s/>and <text:s/>_ _ _ _ _ _ _ <text:s/>to the <text:s/>_ _ _ _ _ _ _ <text:s/>and the <text:s/>_ _ _ _ _ _ _ <text:s/>of the Holy Ghost.</text:p>
      <text:p text:style-name="P1">9. They are an absolutely safe road to Christian <text:s/>_ _ _ _ _ _ _ , and the <text:s/>_ _ _ _ _ _ _ <text:s/>sanctity of the saints.</text:p>
      <text:p text:style-name="P1">10. The beatitudes are so called because they show us how to be truly <text:s/>_ _ _ _ _ _ _ <text:s/>in this life and in the next.</text:p>
      <text:p text:style-name="P1">11. St. Paul mentions <text:s/>_ _ _ _ _ _ _ <text:s/>fruits of the Holy Ghost; and he contrasts them to the fruits of the <text:s/>_ _ _ _ _ _ _ .</text:p>
      <text:p text:style-name="P1">12. The beatitudes are excellent (<text:span text:style-name="T5">actions</text:span>) (<text:span text:style-name="T5">habits</text:span>).</text:p>
      <text:p text:style-name="P1">13. The least excellent of the Gifts is that called <text:s/>_ _ _ _ _ _ _ ; the most excellent, that called <text:s/>_ _ _ _ _ _ _ .</text:p>
      <text:p text:style-name="P1">14. Prudence is complemented by the Gift of <text:s/>_ _ _ _ _ _ _ .</text:p>
      <text:p text:style-name="P1"><text:soft-page-break/>15. It is the Gift of <text:s/>_ _ _ _ _ _ _ <text:s/>which makes us judge rightly of creatures.</text:p>
      <text:p text:style-name="P1">16. Hence this Gift helps the virtue of <text:s/>_ _ _ _ _ _ _ .</text:p>
      <text:p text:style-name="P1">17. It is the Gift of <text:s/>_ _ _ _ _ _ _ <text:s/>which gives us supernatural insight into God's revealed truths.</text:p>
      <text:p text:style-name="P1">18. Therefore it assists the virtue of <text:s/>_ _ _ _ _ _ _ .</text:p>
      <text:p text:style-name="P1">19. Which are the Gifts which give infused contemplation? These are <text:s/>_ _ _ _ _ _ _ , <text:s/>_ _ _ _ _ _ _ <text:s/>and <text:s/>_ _ _ _ _ _ _ .</text:p>
      <text:p text:style-name="P1">20. Which give the highest form of contemplation? <text:s/>_ _ _ _ _ _ _ .</text:p>
      <text:p text:style-name="P1">21. Which of the virtues does the Gift of Piety complement? <text:s/>_ _ _ _ _ _ _ .</text:p>
      <text:p text:style-name="P1">22. To be truly happy, we must separate ourselves from what is sinful in <text:s/>_ _ _ _ _ _ _ <text:s/>and unite ourselves to <text:s/>_ _ _ _ _ _ _ .</text:p>
      <text:p text:style-name="P1">23. We can be loyal to Christ only at the expense of <text:s/>_ _ _ _ _ _ _ .</text:p>
      <text:p text:style-name="P1">24. St. Paul speaks of us as “Having nothing, and possessing <text:s/>_ _ _ _ _ _ _ .”</text:p>
      <text:p text:style-name="P1">25. When we have <text:s/>_ _ _ _ _ _ _ , we have all.</text:p>
      <text:p text:style-name="P1"/>
      <text:p text:style-name="P1"/>
      <text:p text:style-name="P3">1. The Gifts of the Holy Ghost are (<text:span text:style-name="T9">permanent</text:span>) (passing) helps. 2. There are (<text:span text:style-name="T10">seven</text:span>) of them, and their names are (<text:span text:style-name="T11">fear</text:span>) (<text:span text:style-name="T11">piety</text:span>) (<text:span text:style-name="T11">fortitude</text:span>) (<text:span text:style-name="T11">counsel</text:span>) (<text:span text:style-name="T11">knowledge</text:span>) (<text:span text:style-name="T11">understanding</text:span>) and (<text:span text:style-name="T11">wisdom</text:span>). 3. They are found in our (soul) (<text:span text:style-name="T9">spiritual faculties</text:span>). 4. They come with (<text:span text:style-name="T13">sanctifying grace</text:span>). 5. They are increased by the Sacrament of (<text:span text:style-name="T11">Confirmation</text:span>); and by any increase in the intensity of our (<text:span text:style-name="T11">charity</text:span>). 6. They are lost by (<text:span text:style-name="T11">formal mortal sin</text:span>). 7. They function in a (human) (<text:span text:style-name="T9">divine</text:span>) way. 8. They make us exquisitely (<text:span text:style-name="T11">sensitive</text:span>) and (<text:span text:style-name="T11">docile</text:span>) to the (<text:span text:style-name="T11">illuminations</text:span>) and the (<text:span text:style-name="T11">inspirations</text:span>) of the Holy Ghost. 9. They are an absolutely safe road to Christian (<text:span text:style-name="T11">perfection</text:span>), and the (<text:span text:style-name="T11">heroic</text:span>) sanctity of the saints. 10. The beatitudes are so called because they show us how to be truly (<text:span text:style-name="T11">happy</text:span>) in this life and in the next. 11. St. Paul mentions (<text:span text:style-name="T11">twelve</text:span>) fruits of the Holy Ghost; and he contrasts them to the fruits of the (<text:span text:style-name="T11">flesh</text:span>). 12. The beatitudes are excellent (<text:span text:style-name="T9">actions</text:span>) (habits). 13. The least excellent of the Gifts is that called (<text:span text:style-name="T11">fear</text:span>); the most excellent, that called (<text:span text:style-name="T11">wisdom</text:span>). 14. Prudence is complemented by the Gift of (<text:span text:style-name="T11">counsel</text:span>). 15. It is the Gift of (<text:span text:style-name="T11">knowledge</text:span>) which makes us judge rightly of creatures. 16. Hence this Gift helps the virtue of (<text:span text:style-name="T11">hope</text:span>). 17. It is the Gift of (<text:span text:style-name="T11">understanding</text:span>) which gives us supernatural insight into God's revealed truths. 18. Therefore it assists the virtue of (<text:span text:style-name="T11">faith</text:span>). 19. Which are the Gifts which give infused contemplation? These are (<text:span text:style-name="T11">wisdom</text:span>), (<text:span text:style-name="T11">understanding</text:span>) and (<text:span text:style-name="T11">knowledge</text:span>). 20. Which give the highest form of contemplation? (<text:span text:style-name="T11">wisdom</text:span>). 21. Which of the virtues does the Gift of Piety complement? <text:span text:style-name="T14">(</text:span><text:span text:style-name="T11">religion</text:span><text:span text:style-name="T14">)</text:span> 22. To be truly happy, we must separate ourselves from what is sinful in (<text:span text:style-name="T12">creatures/</text:span><text:span text:style-name="T11">ourselves</text:span>) and unite ourselves to (<text:span text:style-name="T11">God</text:span>). 23. We can be loyal to Christ only at the expense of (<text:span text:style-name="T11">suffering</text:span>). 24. St. Paul speaks of us as “Having nothing, and possessing (<text:span text:style-name="T11">all things</text:span>).” 25. When we have (<text:span text:style-name="T11">God</text:span>), we have al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Berenika1" svg:font-family="Berenika" style:font-family-generic="roman"/>
    <style:font-face style:name="DejaVu Sans" svg:font-family="'DejaVu Sans'" style:font-family-generic="roman"/>
    <style:font-face style:name="Garamond" svg:font-family="Garamond" style:font-family-generic="roman"/>
    <style:font-face style:name="FreeSans1" svg:font-family="FreeSans" style:font-family-generic="swiss"/>
    <style:font-face style:name="Anavio" svg:font-family="Anavio" style:font-pitch="variable"/>
    <style:font-face style:name="Berenika" svg:font-family="Berenika" style:font-pitch="variable"/>
    <style:font-face style:name="Black Rose" svg:font-family="'Black Rose'" style:font-pitch="variable"/>
    <style:font-face style:name="EB Garamond 08 SC" svg:font-family="'EB Garamond 08 SC'" style:font-pitch="variable"/>
    <style:font-face style:name="Gentium Book Basic" svg:font-family="'Gentium Book Basic'" style:font-pitch="variable"/>
    <style:font-face style:name="JARDOTTY" svg:font-family="JARDOTTY" style:font-pitch="variable"/>
    <style:font-face style:name="Klaudia" svg:font-family="Klaudia" style:font-pitch="variable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09:35:48.703232889</meta:creation-date>
    <dc:date>2016-08-09T10:18:58.961216602</dc:date>
    <meta:editing-duration>PT27M53S</meta:editing-duration>
    <meta:editing-cycles>4</meta:editing-cycles>
    <meta:generator>LibreOffice/4.3.3.2$Linux_X86_64 LibreOffice_project/430m0$Build-2</meta:generator>
    <meta:print-date>2016-08-08T09:51:25.371825657</meta:print-date>
    <meta:document-statistic meta:table-count="0" meta:image-count="0" meta:object-count="0" meta:page-count="3" meta:paragraph-count="35" meta:word-count="911" meta:character-count="4110" meta:non-whitespace-character-count="3179"/>
  </office:meta>
</office:document-meta>
</file>